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2pt" fo:font-weight="bold" officeooo:rsid="001144bd" officeooo:paragraph-rsid="001144b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normal" officeooo:rsid="001144bd" officeooo:paragraph-rsid="001144b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normal" officeooo:rsid="00126c19" officeooo:paragraph-rsid="00126c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normal" officeooo:rsid="0013b9e6" officeooo:paragraph-rsid="0013b9e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15b78c" officeooo:paragraph-rsid="0015b78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16aff0" officeooo:paragraph-rsid="0016aff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6aff0" officeooo:paragraph-rsid="0017982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officeooo:rsid="0016aff0" officeooo:paragraph-rsid="001cd92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normal" officeooo:rsid="0016aff0" officeooo:paragraph-rsid="001de64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Ubuntu" fo:font-size="20pt" fo:font-weight="bold" officeooo:rsid="001144bd" officeooo:paragraph-rsid="001144bd" style:font-size-asian="20pt" style:font-weight-asian="bold" style:font-size-complex="20pt" style:font-weight-complex="bold"/>
    </style:style>
    <style:style style:name="T1" style:family="text">
      <style:text-properties officeooo:rsid="001508aa"/>
    </style:style>
    <style:style style:name="T2" style:family="text">
      <style:text-properties officeooo:rsid="0016aff0"/>
    </style:style>
    <style:style style:name="T3" style:family="text">
      <style:text-properties officeooo:rsid="001fab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AKE FACE MAKER</text:p>
      <text:p text:style-name="P1">by Christopher Idso</text:p>
      <text:p text:style-name="P1"/>
      <text:p text:style-name="P1"/>
      <text:p text:style-name="P2">Fake Face Maker is a project designed and executed by Christopher Idso to be the final project (capstone) as a student at Galvanize.</text:p>
      <text:p text:style-name="P2"/>
      <text:p text:style-name="P3">Fake Face Maker creates a fake face by extracting facial features from one image and inserting them into another image and displaying the resulting image. <text:s/>It does this by:</text:p>
      <text:p text:style-name="P3"/>
      <text:p text:style-name="P3">1) Downloading 20 images into a temporary folder.</text:p>
      <text:p text:style-name="P3">2) <text:s/>Selecting two of them (using trained Keras/Tensorflow models) so that the images</text:p>
      <text:p text:style-name="P3"><text:s text:c="5"/>are reasonably compatible (both male, both female, no eyeglasses, no facial hair).</text:p>
      <text:p text:style-name="P3">3) <text:s/>Aligning and rotating the second image to match the first.</text:p>
      <text:p text:style-name="P3">4) <text:s/>Extracting facial features from the second image.</text:p>
      <text:p text:style-name="P3">5) <text:s/>Inserting them into the first image.</text:p>
      <text:p text:style-name="P4">6) <text:s/>Displaying the resulting image.</text:p>
      <text:p text:style-name="P3"/>
      <text:p text:style-name="P4">Items 1,2 and 6 above were accomplished using original code (in the python module called:</text:p>
      <text:p text:style-name="P4">face_controller.py). <text:s/><text:span text:style-name="T1">It uses three models which are stored locally in the “models” folder.</text:span></text:p>
      <text:p text:style-name="P4"/>
      <text:p text:style-name="P4">Items 3,4 and 5 were accomplished using code borrowed from Matthew Earl (stored locally in the python module called: <text:s/>face_transformer.py) – and which resides on his github account:</text:p>
      <text:p text:style-name="P4"/>
      <text:p text:style-name="P4"><text:a xlink:type="simple" xlink:href="https://matthewearl.github.io/2015/07/28/switching-eds-with-python/" text:style-name="Internet_20_link" text:visited-style-name="Visited_20_Internet_20_Link">https://matthewearl.github.io/2015/07/28/switching-eds-with-python/</text:a></text:p>
      <text:p text:style-name="P4"/>
      <text:p text:style-name="P4">He walks the reader through what his code does and adds a link where you can download the complete code. <text:s text:c="2"/>There is a predictor model he uses which he provides a handy link to <text:span text:style-name="T1">and which is stored locally in the ‘predictor’ folder. </text:span></text:p>
      <text:p text:style-name="P3"/>
      <text:p text:style-name="P5">Fake Face Maker can be run by downloading the two python modules, and the models, predictor, and temp folders, and the jupyter notebook called “fake_face_maker_run_one.<text:span text:style-name="T3">i</text:span>pynb” <text:s/>- all into the same directory. <text:s/></text:p>
      <text:p text:style-name="P5"/>
      <text:p text:style-name="P5">Then open and run the notebook, or at the command the line (and from within the folder the files were downloaded to) type: <text:s text:c="6"/>python face_controller.py</text:p>
      <text:p text:style-name="P5"/>
      <text:p text:style-name="P5">In order for the code contained in this project to run I had to download and install <text:s/><text:span text:style-name="T2">a </text:span>number of python libraries onto my laptop (a linux box running Ubuntu). <text:s text:c="2"/></text:p>
      <text:p text:style-name="P5"/>
      <text:p text:style-name="P6">The following jupyter notebooks:</text:p>
      <text:p text:style-name="P6"/>
      <text:p text:style-name="P6">train_facehair</text:p>
      <text:p text:style-name="P6">train_gender</text:p>
      <text:p text:style-name="P6">train_glasses</text:p>
      <text:p text:style-name="P6"/>
      <text:p text:style-name="P6"><text:s/>are what I used to train my models. </text:p>
      <text:p text:style-name="P6"><text:soft-page-break/>The following notebooks:</text:p>
      <text:p text:style-name="P6"/>
      <text:p text:style-name="P6">facehair_image_processor</text:p>
      <text:p text:style-name="P6">gen_image_processor</text:p>
      <text:p text:style-name="P6">glass_image_processor</text:p>
      <text:p text:style-name="P6"/>
      <text:p text:style-name="P7"><text:s/>are what I used to create the folders that contain the train/validation images, which are then used by the other three notebooks (above) to train the models. <text:s text:c="3"/>None of these</text:p>
      <text:p text:style-name="P7">notebooks will run for you, but feel free to look at them. <text:s/></text:p>
      <text:p text:style-name="P6"/>
      <text:p text:style-name="P6">My respository of images is at Amazon Web Services in an s3 bucket called fakefacemaker. They are also online at this link:</text:p>
      <text:p text:style-name="P6"/>
      <text:p text:style-name="P6"><text:a xlink:type="simple" xlink:href="http://mmlab.ie.cuhk.edu.hk/projects/CelebA.html" text:style-name="Internet_20_link" text:visited-style-name="Visited_20_Internet_20_Link">http://mmlab.ie.cuhk.edu.hk/projects/CelebA.html</text:a></text:p>
      <text:p text:style-name="P6"/>
      <text:p text:style-name="P6"/>
      <text:p text:style-name="P6">This project proved to be more difficult than I thought it would be. <text:s text:c="2"/>Along the way I encountered the following problems: </text:p>
      <text:p text:style-name="P6"/>
      <text:p text:style-name="P6">The download of the image files to my computer (prior to placing them in my s3 bucket) did not work the first time, because the images were in a partitioned and zipped download. <text:s/>In order to unzip them one has to download all the partitions because the instructions for unzipping them is in the last partition. <text:s/></text:p>
      <text:p text:style-name="P6"/>
      <text:p text:style-name="P8">I switched course twice in determining which model to use and how to arrange my image files to train the model. <text:s text:c="2"/>Lost valuable time because of this. </text:p>
      <text:p text:style-name="P8"/>
      <text:p text:style-name="P8">The model I chose required its images to be of a specific size which was different than the size of the images I was using. <text:s text:c="3"/>So I had to work out an efficient way to change the size of my images.</text:p>
      <text:p text:style-name="P8"/>
      <text:p text:style-name="P8">I knew that I would have to be able to save my models once I trained them, so that the code I intended to write later would be able to load the models from a folder. <text:s text:c="2"/>Saving my models was not a problem, but loading them back in was difficult because the usual ways to do that (model object’s load method, python’s pickle, python’s dill library) did not work. <text:s/>I finally found a way to load my models back in. <text:s text:c="2"/></text:p>
      <text:p text:style-name="P8"/>
      <text:p text:style-name="P8">Now (finally) I could train and save the three models I needed. <text:s/>In testing the facial hair model I found that it did not work very well. <text:s/>Facial hair is difficult to detect, it seems.</text:p>
      <text:p text:style-name="P8">The other two models worked nicely.</text:p>
      <text:p text:style-name="P8"/>
      <text:p text:style-name="P9">By this time four days had elapsed. <text:s/></text:p>
      <text:p text:style-name="P9"/>
      <text:p text:style-name="P9">To begin the process of making the fake face I need to download images one at a time and examine them. <text:s/>But I could not figure out how to do that, so settled for downloading a bunch of image files to a folder, where I could apply some logic to choose two of them.</text:p>
      <text:p text:style-name="P9"/>
      <text:p text:style-name="P9">Now I needed to get Mr. Earl’s code to work, to complete the process, and it was now Saturday afternoon. <text:s text:c="2"/></text:p>
      <text:p text:style-name="P9"><text:soft-page-break/>There was a small error in his code (improper use of an operator). <text:s/>A google search provided the fix. </text:p>
      <text:p text:style-name="P9"/>
      <text:p text:style-name="P9">After that his code ran but produced images that did not look right at all (no face discernable). <text:s text:c="3"/>The problem turned out to be a step missing at the end of his code. <text:s text:c="2"/></text:p>
      <text:p text:style-name="P9"/>
      <text:p text:style-name="P9">Then, during testing I found that Mr. Earl’s detector (the thing that finds the face in the images) does not always find a face, and throws an exception. <text:s/>Added some code to catch the exception and handle it. <text:s/></text:p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1:42:34.531565428</meta:creation-date>
    <dc:date>2020-01-09T16:43:34.539655015</dc:date>
    <meta:editing-duration>PT10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46" meta:word-count="830" meta:character-count="4837" meta:non-whitespace-character-count="3976"/>
  </office:meta>
</office:document-meta>
</file>